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ef7" officeooo:paragraph-rsid="000f3e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exo fake<text:line-break/>teste Realizado por Antoniett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22:53:48.774050411</meta:creation-date>
    <dc:date>2025-04-02T22:54:28.560273454</dc:date>
    <meta:editing-duration>PT40S</meta:editing-duration>
    <meta:editing-cycles>1</meta:editing-cycles>
    <meta:document-statistic meta:table-count="0" meta:image-count="0" meta:object-count="0" meta:page-count="1" meta:paragraph-count="1" meta:word-count="6" meta:character-count="41" meta:non-whitespace-character-count="36"/>
    <meta:generator>LibreOffice/24.2.7.2$Linux_X86_64 LibreOffice_project/420$Build-2</meta:generator>
  </office:meta>
</office:document-meta>
</file>